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</style:style>
    <style:style style:name="P2" style:parent-style-name="Indholdsfortegnelse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3" style:parent-style-name="Overskrift1" style:family="paragraph">
      <style:text-properties fo:language="en" fo:country="US"/>
    </style:style>
    <style:style style:name="T4" style:parent-style-name="Standardskrifttypeiafsnit" style:family="text">
      <style:text-properties fo:font-style="italic" style:font-style-asian="italic" style:font-style-complex="italic"/>
    </style:style>
    <style:style style:name="T5" style:parent-style-name="Standardskrifttypeiafsnit" style:family="text">
      <style:text-properties fo:font-style="italic" style:font-style-asian="italic" style:font-style-complex="italic"/>
    </style:style>
    <style:style style:name="T6" style:parent-style-name="Standardskrifttypeiafsnit" style:family="text">
      <style:text-properties fo:font-style="italic" style:font-style-asian="italic" style:font-style-complex="italic"/>
    </style:style>
    <style:style style:name="P7" style:parent-style-name="Listeafsnit" style:family="paragraph"/>
    <style:style style:name="P8" style:parent-style-name="Listeafsnit" style:family="paragraph"/>
    <style:style style:name="P9" style:parent-style-name="Listeafsnit" style:family="paragraph"/>
    <style:style style:name="P10" style:parent-style-name="Listeafsnit" style:family="paragraph"/>
  </office:automatic-styles>
  <office:body>
    <office:text text:use-soft-page-breaks="true">
      <text:p text:style-name="P1">Game of Life</text:p>
      <text:p text:style-name="Overskrift">Indhold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dholdsfortegnels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30552402" office:target-frame-name="_top" xlink:show="replace"><text:span text:style-name="Hyperlink">Conway’s Game of life</text:span><text:tab/>1</text:a></text:p>
        </text:index-body>
      </text:table-of-content>
      <text:p text:style-name="Normal"/>
      <text:h text:style-name="P3" text:outline-level="1"><text:bookmark-start text:name="_Toc130552402"/>Conway’s Game of<text:s/>Life<text:bookmark-end text:name="_Toc130552402"/></text:h>
      <text:p text:style-name="Normal">Game of<text:s/>Life er et<text:span text:style-name="T4"><text:s/>Cellular Automaton<text:s/></text:span>lavet af John Horton Conway<text:s/>i 1970. Det er et 0-spiller spil.<text:s/>Det fungerer på den måde at der er et<text:span text:style-name="T5"><text:s/>grid<text:s/></text:span>med nogle celler<text:span text:style-name="T6"><text:s/></text:span>på.<text:s/>Hver celle<text:s/>har 2 forskellige game states, død eller i live.<text:s/>Alle celler har 8 naboer. Disse naboer påvirker hvad der sker med cellerne. Hver gang der sker noget i spillet kan cellerne gøre 3 ting, dø, fødes eller intet.<text:s/>Dette bliver bestemt af nogle regler. Disse regler er:</text:p>
      <text:list text:style-name="LFO1" text:continue-numbering="true">
        <text:list-item>
          <text:p text:style-name="P7">En celle dør af ensomhed hvis der er mindre end 2 naboer.</text:p>
        </text:list-item>
        <text:list-item>
          <text:p text:style-name="P8">En celle forbliver i live hvis der er 2 eller 3 naboer.</text:p>
        </text:list-item>
        <text:list-item>
          <text:p text:style-name="P9">En celle dør af overpopulation hvis der er mere en 3 naboer</text:p>
        </text:list-item>
        <text:list-item>
          <text:p text:style-name="P10">En ny celle fødes hvis der er præcis 3 naboer.</text:p>
        </text:list-item>
      </text:list>
      <text:h text:style-name="Overskrift1" text:outline-level="1">Biome test</text:h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" style:display-name="Overskrift" style:family="paragraph" style:parent-style-name="Overskrift1" style:next-style-name="Normal">
      <style:text-properties style:language-asian="da" style:country-asian="DK" fo:hyphenate="false"/>
    </style:style>
    <style:style style:name="Indholdsfortegnelse1" style:display-name="Indholdsfortegnels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Standardskrifttypeiafsnit">
      <style:text-properties fo:color="#0563C1" style:text-underline-type="single" style:text-underline-style="solid" style:text-underline-width="auto" style:text-underline-mode="continuous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rgan Møller Torp</meta:initial-creator>
    <dc:creator>Morgan Møller Torp</dc:creator>
    <meta:creation-date>2023-03-24T11:01:00Z</meta:creation-date>
    <dc:date>2023-03-24T13:16:00Z</dc:date>
    <meta:template xlink:href="Normal.dotm" xlink:type="simple"/>
    <meta:editing-cycles>3</meta:editing-cycles>
    <meta:editing-duration>PT7080S</meta:editing-duration>
    <meta:document-statistic meta:page-count="1" meta:paragraph-count="1" meta:word-count="117" meta:character-count="831" meta:row-count="5" meta:non-whitespace-character-count="715"/>
  </office:meta>
</office:document-meta>
</file>